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style:font-size-asian="10pt" style:font-size-complex="10pt"/>
    </style:style>
    <style:style style:name="P2" style:family="paragraph" style:parent-style-name="Standard"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och Klassik - Spezifikationen für das Loch Klassik – Profil :</text:p>
      <text:p text:style-name="P1"/>
      <text:p text:style-name="P2">Abmessungen :</text:p>
      <text:p text:style-name="P1">min.: 25,0 mm <text:s/>x <text:s/>5,00 mm</text:p>
      <text:p text:style-name="P1">max.: 550,00 mm <text:s/>x <text:s/>330 mm</text:p>
      <text:p text:style-name="P1"/>
      <text:p text:style-name="P2">Lagen :</text:p>
      <text:p text:style-name="P1">1 Lage</text:p>
      <text:p text:style-name="P1">2 Lagen </text:p>
      <text:p text:style-name="P1">4 Lagen ( Lagenaufbau Standard )</text:p>
      <text:p text:style-name="P1">6 Lagen ( Lagenaufbau Standard )</text:p>
      <text:p text:style-name="P1">8 Lagen ( Lagenaufbau Standard )</text:p>
      <text:p text:style-name="P1"/>
      <text:p text:style-name="P2">Basismaterialien : ( FR4 )</text:p>
      <text:p text:style-name="P1">0,5mm – TG 140 °C – Panasonic / Nan Ya</text:p>
      <text:p text:style-name="P1">0,8mm – TG 140 °C – Panasonic / Nan Ya</text:p>
      <text:p text:style-name="P1">1,0mm – TG 140 °C – Panasonic / Nan Ya</text:p>
      <text:p text:style-name="P1">1,5mm – TG 140 °C – Panasonic / Nan Ya</text:p>
      <text:p text:style-name="P1">2,0mm – TG 140 °C – Panasonic / Nan Ya</text:p>
      <text:p text:style-name="P1">2,4mm – TG 140 °C – Panasonic / Nan Ya</text:p>
      <text:p text:style-name="P1">3.2mm – TG 140 °C – Panasonic / Nan Ya</text:p>
      <text:p text:style-name="P1"/>
      <text:p text:style-name="P2">Kupferendstärken :</text:p>
      <text:p text:style-name="P1">35 µm</text:p>
      <text:p text:style-name="P1">70 µm</text:p>
      <text:p text:style-name="P1">105µm</text:p>
      <text:p text:style-name="P1"/>
      <text:p text:style-name="P2">Leiterbahnbreiten / Leiterbahnabstand <text:s/>( Line /Space )</text:p>
      <text:p text:style-name="P1">35 µm <text:s text:c="4"/>min. Leiterbahn &gt; 150µm – Abstand Pad-Pad/Leiterbahn &gt; 150µm (6mil) – High-Tech.-Paket (4mil) gegen Aufpreis</text:p>
      <text:p text:style-name="P1">70 µm <text:s text:c="4"/>min. Leiterbahn &gt; 250µm – Abstand Pad-Pad/Leiterbahn &gt; 250µm (10mil)</text:p>
      <text:p text:style-name="P1">105µm <text:s text:c="3"/>min. Leiterbahn &gt; 300µm – Abstand Pad-Pad/Leiterbahn &gt; 300µm (12mil)</text:p>
      <text:p text:style-name="P1"/>
      <text:p text:style-name="P2">kleinster Bohrdurchmesser</text:p>
      <text:p text:style-name="P1">min. Durchmesser <text:s/>0,3 mm <text:s/>im Standard</text:p>
      <text:p text:style-name="P1">min. Durchmesser <text:s/>0,2 mm im High-Tech-Paket ( Aufpreis )</text:p>
      <text:p text:style-name="P1">Blind- Vias <text:s/>0,3 mm – Apektverhältnis <text:s/>( Bohrung/ Bohrtiefe) <text:s/>1 : 1</text:p>
      <text:p text:style-name="P1"/>
      <text:p text:style-name="P2">Lacke und Farben :</text:p>
      <text:p text:style-name="P1">Lötstopplack : <text:s/>Peters – Siebruck fotosensibel in den Farben <text:s/>grün – gelb-grün – weiss – blau – rot – schwarz</text:p>
      <text:p text:style-name="P1">auf Sonderwunsch auch Coates Imagecure</text:p>
      <text:p text:style-name="P1">Kennzeichendruck : Peters Siebdruck fotosensibel in den Farben weiss – schwarz – gelb</text:p>
      <text:p text:style-name="P1">Abziehbarer Lötabdecklack : Peters Siebdruck in den Farben blau – grün</text:p>
      <text:p text:style-name="P1">Carbonleitlack : Peters Siebdruck</text:p>
      <text:p text:style-name="P1"/>
      <text:p text:style-name="P2">Oberflächen :</text:p>
      <text:p text:style-name="P1">HAL ( Hot-Air-Leveling) <text:s/>RoHs</text:p>
      <text:p text:style-name="P1">chemisch Zinn (chem.SN) RoHs</text:p>
      <text:p text:style-name="P1">chemisch Gold ( chem. Ni/Au) RoHs</text:p>
      <text:p text:style-name="P1">chemnisch Silber (chem.Ag) Rohs</text:p>
      <text:p text:style-name="P1"/>
      <text:p text:style-name="P2">Mechanik :</text:p>
      <text:p text:style-name="P1">Fräsen, Kerbritzen, Kombination Fräsen / Kerbritzen</text:p>
      <text:p text:style-name="P1"/>
      <text:p text:style-name="P2">Qualitätssicherung :</text:p>
      <text:p text:style-name="P1">Fertigung nach DIN / EN <text:s/>9001 /TÜV Cert. <text:s/></text:p>
      <text:p text:style-name="P1">UL- Zertifizierung <text:s text:c="2"/></text:p>
      <text:p text:style-name="P1">E- Test Leiterplatten / Innenlagen <text:s text:c="2"/></text:p>
      <text:p text:style-name="P1">Prüfprotoko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8T11:00:31.94</meta:creation-date>
    <meta:document-statistic meta:table-count="0" meta:image-count="0" meta:object-count="0" meta:page-count="1" meta:paragraph-count="48" meta:word-count="310" meta:character-count="1761" meta:non-whitespace-character-count="1464"/>
    <dc:date>2012-06-08T11:03:19.56</dc:date>
    <meta:editing-duration>PT2M51S</meta:editing-duration>
    <meta:editing-cycles>1</meta:editing-cycles>
    <meta:generator>LibreOffice/3.4$Win32 LibreOffice_project/340m1$Build-502</meta:generator>
  </office:meta>
</office:document-meta>
</file>